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BF00000134F358BF7D310013A2.png" manifest:media-type="image/png"/>
  <manifest:file-entry manifest:full-path="Pictures/10000001000003BF00000134BD5B931846591826.png" manifest:media-type="image/png"/>
  <manifest:file-entry manifest:full-path="Pictures/100000010000064F000003EE1C055E2FCFF07B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06cm" svg:stroke-color="#cc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5.283cm" svg:height="15.749cm" svg:x="1.44cm" svg:y="0.062cm">
          <draw:image xlink:href="Pictures/100000010000064F000003EE1C055E2FCFF07B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5.373cm" svg:height="8.148cm" svg:x="1.395cm" svg:y="3.863cm">
          <draw:image xlink:href="Pictures/10000001000003BF00000134BD5B931846591826.png" xlink:type="simple" xlink:show="embed" xlink:actuate="onLoad" draw:mime-type="image/png">
            <text:p/>
          </draw:image>
        </draw:frame>
        <draw:path draw:style-name="gr3" draw:text-style-name="P3" draw:layer="layout" svg:width="4.839cm" svg:height="0.187cm" svg:x="17.98cm" svg:y="12.084cm" svg:viewBox="0 0 4840 188" svg:d="M0 123c380 8 763-26 1142 30 307 44 624 49 932 0 379-61 766 15 1143-60 336-67 679-103 1022-90l331 60 270 30">
          <text:p/>
        </draw:path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5.373cm" svg:height="8.148cm" svg:x="1.395cm" svg:y="3.863cm">
          <draw:image xlink:href="Pictures/10000001000003BF00000134F358BF7D310013A2.png" xlink:type="simple" xlink:show="embed" xlink:actuate="onLoad" draw:mime-type="image/png">
            <text:p/>
          </draw:image>
        </draw:frame>
        <draw:path draw:style-name="gr3" draw:text-style-name="P3" draw:layer="layout" svg:width="8.876cm" svg:height="0.135cm" svg:x="13.94cm" svg:y="12.2cm" svg:viewBox="0 0 8877 136" svg:d="M0 61c303-13 605-20 911-28 307-8 603-69 910 0s627 49 939 28c367-25 717 23 1081 29 361 6 724 79 1081 28 383-55 760-25 1138-57 343-30 679 53 1024 29 349-26 704 27 1053-29h284 285l171-28">
          <text:p/>
        </draw:path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1T08:25:17.138541977</meta:creation-date>
    <dc:date>2022-05-21T09:34:09.582401659</dc:date>
    <meta:editing-duration>PT18M20S</meta:editing-duration>
    <meta:editing-cycles>2</meta:editing-cycles>
    <meta:generator>LibreOffice/7.3.2.2$Linux_X86_64 LibreOffice_project/30$Build-2</meta:generator>
    <meta:document-statistic meta:object-count="32"/>
  </office:meta>
</office:document-meta>
</file>